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  <style:style style:name="P2" style:family="paragraph" style:parent-style-name="Standard">
      <style:text-properties officeooo:rsid="0020a50a" officeooo:paragraph-rsid="0020a50a"/>
    </style:style>
    <style:style style:name="P3" style:family="paragraph" style:parent-style-name="Standard">
      <style:text-properties officeooo:rsid="001f4c86" officeooo:paragraph-rsid="001f4c86"/>
    </style:style>
    <style:style style:name="T1" style:family="text">
      <style:text-properties officeooo:rsid="0020b9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1"/>
      <text:p text:style-name="P2">refaire : idObjet, <text:span text:style-name="T1">prix</text:span></text:p>
      <text:p text:style-name="P2"/>
      <text:p text:style-name="P2">refaire message : <text:s/>achet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1-18T17:24:03.229228162</dc:date>
    <meta:editing-duration>PT21M2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26" meta:character-count="140" meta:non-whitespace-character-count="115"/>
  </office:meta>
</office:document-meta>
</file>